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8542in" fo:margin-left="0.7646in" fo:margin-right="3.3063in" fo:margin-top="0in" fo:margin-bottom="0in" table:align="margins" style:writing-mode="lr-tb"/>
    </style:style>
    <style:style style:name="Table1.A" style:family="table-column">
      <style:table-column-properties style:column-width="2.8542in" style:rel-column-width="411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2.8542in" fo:margin-left="0.7646in" fo:margin-right="3.3063in" fo:margin-top="0in" fo:margin-bottom="0in" table:align="margins" style:writing-mode="lr-tb"/>
    </style:style>
    <style:style style:name="Table2.A" style:family="table-column">
      <style:table-column-properties style:column-width="2.8542in" style:rel-column-width="411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 style:list-style-name="L3"/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3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4" style:family="paragraph" style:parent-style-name="Plain_20_Text">
      <style:text-properties style:font-name="Times New Roman" fo:font-size="12pt" style:font-name-asian="MS Mincho" style:font-size-asian="12pt" style:font-size-complex="12pt"/>
    </style:style>
    <style:style style:name="P5" style:family="paragraph" style:parent-style-name="Plain_20_Text" style:list-style-name="L3"/>
    <style:style style:name="P6" style:family="paragraph" style:parent-style-name="Plain_20_Text">
      <style:paragraph-properties fo:margin-left="0.5in" fo:margin-right="0in" fo:text-indent="-0.5in" style:auto-text-indent="false"/>
    </style:style>
    <style:style style:name="P7" style:family="paragraph" style:parent-style-name="Plain_20_Text">
      <style:paragraph-properties fo:margin-left="0.5in" fo:margin-right="0in" fo:text-indent="-0.5in" style:auto-text-indent="false"/>
      <style:text-properties style:font-name="Times New Roman" fo:font-size="12pt" style:font-name-asian="MS Mincho" style:font-size-asian="12pt" style:font-size-complex="12pt"/>
    </style:style>
    <style:style style:name="T1" style:family="text"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T2" style:family="text">
      <style:text-properties style:font-name="Times New Roman" fo:font-size="12pt" style:font-name-asian="MS Mincho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min-label-width="0.25in"/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4 by Alexander Foiles, Due 10/01/2015 by 11pm</text:p>
      <text:p text:style-name="Standard"/>
      <text:list xml:id="list6017865656298556788" text:style-name="L3">
        <text:list-item>
          <text:p text:style-name="P1"><text:span text:style-name="T1">Write a program that reads three integers from a text file and prints the integers in non-decreasing order to a new text file. Have this program loop six times.</text:span></text:p>
          <text:p text:style-name="P1"><text:span text:style-name="T1"/></text:p>
        </text:list-item>
        <text:list-item>
          <text:p text:style-name="P1"><text:span text:style-name="T1">No calculations. The sorting is in non-decreasing order, and any integers of equal value will mean no change. The program will run once and sort 6 sets of three integers.</text:span></text:p>
          <text:p text:style-name="P3"/>
          <text:p text:style-name="P3">(num1&gt;num2) <text:s text:c="2"/>temp=num1, num1=num2, num2=temp</text:p>
          <text:p text:style-name="P3">(num2&gt;num3) <text:s text:c="2"/>temp=num2, num2=num3, num3=temp</text:p>
          <text:p text:style-name="P3">(num1&gt;num2) <text:s text:c="2"/>temp=num1, num1=num2, num2=temp</text:p>
        </text:list-item>
      </text:list>
      <text:p text:style-name="P2"/>
      <text:list xml:id="list20287745" text:continue-numbering="true" text:style-name="L3">
        <text:list-item>
          <text:p text:style-name="P3">For each report, print Project, Name, and Due date</text:p>
          <text:p text:style-name="P3">For each report, loop 6 times</text:p>
          <text:p text:style-name="P3">For each loop, print “3 integers inputted are: ”</text:p>
          <text:p text:style-name="P3">For each loop, print the unsorted integers (num1, num2, num3)</text:p>
          <text:p text:style-name="P3">For each loop, print “The sorted integers are: ”</text:p>
          <text:p text:style-name="P3">For each loop, print the sorted integers (num1, num2, num3)</text:p>
          <text:p text:style-name="P3">For each report, print “End of program”</text:p>
        </text:list-item>
      </text:list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lain_20_Text"><text:span text:style-name="T2">Sample Output:</text:span></text:p>
            <text:p text:style-name="Plain_20_Text"><text:span text:style-name="T2">3 integers <text:s/>inputed are: <text:s text:c="5"/>4 <text:s text:c="5"/>8 <text:s text:c="5"/>4</text:span></text:p>
            <text:p text:style-name="Plain_20_Text"><text:span text:style-name="T2">The sorted integers are: <text:s text:c="4"/>4 <text:s text:c="5"/>4 <text:s text:c="5"/>8</text:span></text:p>
            <text:p text:style-name="P7"/>
            <text:p text:style-name="P6"><text:span text:style-name="T2">3 integers <text:s/>inputed are: <text:s text:c="5"/>9 <text:s text:c="5"/>3 <text:s text:c="5"/>7</text:span></text:p>
            <text:p text:style-name="Plain_20_Text"><text:span text:style-name="T2">The sorted integers are: <text:s text:c="4"/>3 <text:s text:c="5"/>7 <text:s text:c="5"/>9</text:span></text:p>
            <text:p text:style-name="P4"/>
            <text:p text:style-name="Plain_20_Text"><text:span text:style-name="T2">3 integers <text:s/>inputed are: <text:s text:c="3"/>11 <text:s text:c="5"/>5 <text:s text:c="5"/>3</text:span></text:p>
            <text:p text:style-name="Plain_20_Text"><text:span text:style-name="T2">The sorted integers are: <text:s text:c="4"/>3 <text:s text:c="5"/>5 <text:s text:c="3"/>11</text:span></text:p>
            <text:p text:style-name="P4"/>
            <text:p text:style-name="Plain_20_Text"><text:span text:style-name="T2">3 integers <text:s/>inputed are: <text:s text:c="5"/>4 <text:s text:c="3"/>18 <text:s text:c="3"/>16</text:span></text:p>
            <text:p text:style-name="Plain_20_Text"><text:span text:style-name="T2">The sorted integers are: <text:s text:c="4"/>4 <text:s text:c="3"/>16 <text:s text:c="3"/>18</text:span></text:p>
            <text:p text:style-name="P7"/>
            <text:p text:style-name="P6"><text:span text:style-name="T2">3 integers <text:s/>inputed are: <text:s text:c="3"/>19 <text:s text:c="4"/>13 <text:s text:c="4"/>7</text:span></text:p>
            <text:p text:style-name="Plain_20_Text"><text:span text:style-name="T2">The sorted integers are: <text:s text:c="4"/>7 <text:s text:c="4"/>13 <text:s text:c="2"/>19</text:span></text:p>
            <text:p text:style-name="P4"/>
            <text:p text:style-name="Plain_20_Text"><text:span text:style-name="T2">3 integers <text:s/>inputed are: <text:s text:c="5"/>1 <text:s text:c="5"/>5 <text:s text:c="5"/>8</text:span></text:p>
            <text:p text:style-name="Plain_20_Text"><text:span text:style-name="T2">The sorted integers are: <text:s text:c="4"/>1 <text:s text:c="5"/>5 <text:s text:c="5"/>8</text:span></text:p>
          </table:table-cell>
        </table:table-row>
      </table:table>
      <text:p text:style-name="P2"/>
      <text:list xml:id="list20290440" text:continue-numbering="true" text:style-name="L3">
        <text:list-item>
          <text:p text:style-name="P3">For each report, inputs are pulled from file “data4”</text:p>
          <text:p text:style-name="P3">For each loop, 3 integers are input at a time</text:p>
          <text:p text:style-name="P3"/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20288587" text:continue-numbering="true" text:style-name="L3">
              <text:list-header>
                <text:p text:style-name="P5"><text:span text:style-name="T2">Sample input:</text:span></text:p>
                <text:p text:style-name="P5"><text:span text:style-name="T2">4 <text:s text:c="2"/>8 <text:s text:c="2"/>4</text:span><text:bookmark text:name="_GoBack"/></text:p>
                <text:p text:style-name="P5"><text:span text:style-name="T2">9 <text:s text:c="14"/>3 <text:s text:c="8"/>7</text:span></text:p>
                <text:p text:style-name="P5"><text:span text:style-name="T2">11 <text:s text:c="3"/>5 <text:s text:c="4"/>3</text:span></text:p>
                <text:p text:style-name="P5"><text:span text:style-name="T2">4 <text:s text:c="3"/>18 <text:s text:c="15"/>16</text:span></text:p>
                <text:p text:style-name="P5"><text:span text:style-name="T2">19 <text:s text:c="4"/>13 <text:s text:c="4"/>7</text:span></text:p>
                <text:p text:style-name="P5"><text:span text:style-name="T2">1 <text:s text:c="5"/>5 <text:s text:c="5"/>8</text:span></text:p>
              </text:list-header>
            </text:list>
          </table:table-cell>
        </table:table-row>
      </table:table>
      <text:p text:style-name="Standard"/>
      <text:p text:style-name="Standard"/>
      <text:p text:style-name="Standard"><text:soft-page-break/>5)6)7)</text:p>
      <text:p text:style-name="Standard"/>
      <text:p text:style-name="Standard"><text:tab/><text:tab/><text:tab/>Start<text:tab/><text:tab/>Print “Project, Name, Due Date”</text:p>
      <text:p text:style-name="Standard"/>
      <text:p text:style-name="Standard"><text:tab/><text:tab/><text:tab/><text:tab/><text:tab/>Read num1, num2, num3</text:p>
      <text:p text:style-name="Standard"><text:tab/><text:tab/><text:tab/><text:tab/><text:tab/>Print “3 integers inputed are: ”</text:p>
      <text:p text:style-name="Standard"><text:tab/><text:tab/><text:tab/><text:tab/><text:tab/>Print the unsorted integers (num1, num2, num3)</text:p>
      <text:p text:style-name="Standard"/>
      <text:p text:style-name="Standard"><text:tab/><text:tab/><text:tab/><text:tab/><text:tab/>if (num1&gt;num2)<text:tab/>Swap num1, num2</text:p>
      <text:p text:style-name="Standard"><text:tab/><text:tab/><text:tab/><text:tab/><text:tab/>(0,1)</text:p>
      <text:p text:style-name="Standard"/>
      <text:p text:style-name="Standard"><text:tab/><text:tab/><text:tab/><text:tab/><text:tab/>if (num2&gt;num3)<text:tab/>Swap num2, num3</text:p>
      <text:p text:style-name="Standard">Program<text:tab/><text:tab/>Loop<text:tab/><text:tab/>(0,1)</text:p>
      <text:p text:style-name="Standard"><text:tab/><text:tab/><text:tab/> <text:s/>(6)</text:p>
      <text:p text:style-name="Standard"><text:tab/><text:tab/><text:tab/><text:tab/><text:tab/>if (num1&gt;num2)<text:tab/>Swap num1, num2</text:p>
      <text:p text:style-name="Standard"><text:tab/><text:tab/><text:tab/><text:tab/><text:tab/>(0,1)</text:p>
      <text:p text:style-name="Standard"/>
      <text:p text:style-name="Standard"><text:tab/><text:tab/><text:tab/><text:tab/><text:tab/>Print “The sorted integers are: ”</text:p>
      <text:p text:style-name="Standard"><text:tab/><text:tab/><text:tab/><text:tab/><text:tab/>Print sorted integers (num1, num2, num3)</text:p>
      <text:p text:style-name="Standard"/>
      <text:p text:style-name="Standard"><text:tab/><text:tab/><text:tab/><text:tab/><text:tab/>Print “End of program”</text:p>
      <text:p text:style-name="Standard"><text:tab/><text:tab/><text:tab/>End<text:tab/><text:tab/>Close Scanner</text:p>
      <text:p text:style-name="Standard"><text:tab/><text:tab/><text:tab/><text:tab/><text:tab/>Close PrintWrit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lain_20_Text" style:display-name="Plain Text" style:family="paragraph" style:parent-style-name="Standard" style:default-outline-level="" style:list-style-name="">
      <style:text-properties style:font-name="Courier New"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043in" fo:margin-bottom="0.462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Foiles</meta:initial-creator>
    <meta:creation-date>2015-09-30T23:17:12.92</meta:creation-date>
    <meta:document-statistic meta:table-count="2" meta:image-count="0" meta:object-count="0" meta:page-count="2" meta:paragraph-count="52" meta:word-count="346" meta:character-count="2102"/>
    <dc:date>2015-10-01T00:11:36.45</dc:date>
    <dc:creator>Alexander Foiles</dc:creator>
    <meta:editing-duration>PT2M57S</meta:editing-duration>
    <meta:editing-cycles>1</meta:editing-cycles>
    <meta:generator>OpenOffice/4.1.1$Win32 OpenOffice.org_project/411m6$Build-9775</meta:generator>
  </office:meta>
</office:document-meta>
</file>